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7c8" officeooo:paragraph-rsid="001a47c8"/>
    </style:style>
    <style:style style:name="P2" style:family="paragraph" style:parent-style-name="Standard">
      <style:text-properties officeooo:rsid="001d042c" officeooo:paragraph-rsid="001d042c"/>
    </style:style>
    <style:style style:name="P3" style:family="paragraph" style:parent-style-name="Standard">
      <style:text-properties officeooo:rsid="001d042c" officeooo:paragraph-rsid="001d6ab6" loext:padding="0in" loext:border="none"/>
    </style:style>
    <style:style style:name="P4" style:family="paragraph" style:parent-style-name="Standard">
      <style:text-properties officeooo:paragraph-rsid="001d042c"/>
    </style:style>
    <style:style style:name="P5" style:family="paragraph" style:parent-style-name="Standard">
      <style:text-properties officeooo:paragraph-rsid="001d6ab6"/>
    </style:style>
    <style:style style:name="P6" style:family="paragraph" style:parent-style-name="Standard">
      <style:text-properties officeooo:rsid="001d6ab6" officeooo:paragraph-rsid="001d6ab6"/>
    </style:style>
    <style:style style:name="P7" style:family="paragraph" style:parent-style-name="Standard">
      <style:text-properties officeooo:rsid="001d6ab6" officeooo:paragraph-rsid="001d6ab6" loext:padding="0in" loext:border="none"/>
    </style:style>
    <style:style style:name="P8" style:family="paragraph" style:parent-style-name="Standard">
      <style:text-properties officeooo:rsid="001d6ab6" officeooo:paragraph-rsid="001f2479" loext:padding="0in" loext:border="none"/>
    </style:style>
    <style:style style:name="P9" style:family="paragraph" style:parent-style-name="Standard">
      <style:text-properties officeooo:paragraph-rsid="001f2479"/>
    </style:style>
    <style:style style:name="P10" style:family="paragraph" style:parent-style-name="Standard">
      <style:text-properties officeooo:paragraph-rsid="001d042c" loext:padding="0in" loext:border="none"/>
    </style:style>
    <style:style style:name="P11" style:family="paragraph" style:parent-style-name="Standard">
      <style:text-properties officeooo:rsid="002029a6" officeooo:paragraph-rsid="002029a6"/>
    </style:style>
    <style:style style:name="P12" style:family="paragraph" style:parent-style-name="Standard">
      <style:text-properties officeooo:rsid="00208d7c" officeooo:paragraph-rsid="00208d7c"/>
    </style:style>
    <style:style style:name="T1" style:family="text">
      <style:text-properties officeooo:rsid="001d042c"/>
    </style:style>
    <style:style style:name="T2" style:family="text">
      <style:text-properties officeooo:rsid="001d042c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1d6ab6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attempt from an Rbloggers article:</text:p>
      <text:p text:style-name="P11">best for the histogram</text:p>
      <text:p text:style-name="Standard"><text:a xlink:type="simple" xlink:href="https://www.r-bloggers.com/2016/11/extract-twitter-data-automatically-using-scheduler-r-package/" text:style-name="Internet_20_link" text:visited-style-name="Visited_20_Internet_20_Link">https://www.r-bloggers.com/2016/11/extract-twitter-data-automatically-using-scheduler-r-package/</text:a></text:p>
      <text:p text:style-name="Standard"/>
      <text:p text:style-name="P11">this one is more focused on sentient analysis:</text:p>
      <text:p text:style-name="P11"><text:a xlink:type="simple" xlink:href="https://www.datacamp.com/community/tutorials/sentiment-analysis-R" text:style-name="Internet_20_link" text:visited-style-name="Visited_20_Internet_20_Link">https://www.datacamp.com/community/tutorials/sentiment-analysis-R</text:a></text:p>
      <text:p text:style-name="P11"/>
      <text:p text:style-name="P1">This is a twitter library and the place to get the 0Auth key</text:p>
      <text:p text:style-name="P1"><text:a xlink:type="simple" xlink:href="https://developer.twitter.com/en/docs/tutorials/getting-started-with-r-and-v2-of-the-twitter-api" text:style-name="Internet_20_link" text:visited-style-name="Visited_20_Internet_20_Link">https://developer.twitter.com/en/docs/tutorials/getting-started-with-r-and-v2-of-the-twitter-api</text:a></text:p>
      <text:p text:style-name="P1"/>
      <text:p text:style-name="P12">this one is part of an earth data sciences</text:p>
      <text:p text:style-name="P12"><text:a xlink:type="simple" xlink:href="https://www.earthdatascience.org/courses/earth-analytics/get-data-using-apis/use-twitter-api-r/" text:style-name="Internet_20_link" text:visited-style-name="Visited_20_Internet_20_Link">https://www.earthdatascience.org/courses/earth-analytics/get-data-using-apis/use-twitter-api-r/</text:a></text:p>
      <text:p text:style-name="P12"/>
      <text:p text:style-name="P1"/>
      <text:p text:style-name="P2">twitter App name is 7Sin</text:p>
      <text:p text:style-name="P2"/>
      <text:p text:style-name="P4"><text:span text:style-name="T1">API Key: </text:span><text:span text:style-name="T3">WucQEhwapicnM8g8V1uZWi8eG</text:span></text:p>
      <text:p text:style-name="P10"/>
      <text:p text:style-name="P4"><text:span text:style-name="T2">API Key Secret: </text:span><text:span text:style-name="T3">i2wg75ZPJNlS4jQccBbgYPkDeqCiDiyJGtukM9bC6J7FCE8CNX</text:span></text:p>
      <text:p text:style-name="P10"/>
      <text:p text:style-name="P3">Bearer Token: AAAAAAAAAAAAAAAAAAAAAFY0VwEAAAAA3wcalkP9FNXMCpUo1VsSpkw%2BOU8%3DO4hRgYo8Yq93xrdmSV955uLbf0dxTvN4VcY7MpGxWA9vUKZBpH</text:p>
      <text:p text:style-name="P3"/>
      <text:p text:style-name="P6"><text:span text:style-name="T2">e</text:span><text:span text:style-name="T3">xample from when I generated the keys</text:span></text:p>
      <text:p text:style-name="P5"><text:span text:style-name="T4">curl -X GET -H "Authorization: Bearer &lt;BEARER TOKEN&gt;"</text:span><text:span text:style-name="T3">"</text:span><text:a xlink:type="simple" xlink:href="https://api.twitter.com/2/tweets/20" text:style-name="Internet_20_link" text:visited-style-name="Visited_20_Internet_20_Link"><text:span text:style-name="T3">https://api.twitter.com/2/tweets/20</text:span></text:a><text:span text:style-name="T3">"</text:span></text:p>
      <text:p text:style-name="P7"/>
      <text:p text:style-name="P9"><text:span text:style-name="T4">curl -X GET -H "Authorization: Bearer </text:span><text:span text:style-name="T2">AAAAAAAAAAAAAAAAAAAAAFY0VwEAAAAA3wcalkP9FNXMCpUo1VsSpkw%2BOU8%3DO4hRgYo8Yq93xrdmSV955uLbf0dxTvN4VcY7MpGxWA9vUKZBpH</text:span><text:span text:style-name="T4">"</text:span></text:p>
      <text:p text:style-name="P8">"https://api.twitter.com/2/tweets/20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21:29:10.177206654</meta:creation-date>
    <meta:generator>LibreOffice/7.0.3.1$Linux_X86_64 LibreOffice_project/00$Build-1</meta:generator>
    <dc:date>2021-11-23T21:40:31.468201622</dc:date>
    <meta:editing-duration>P3DT56S</meta:editing-duration>
    <meta:editing-cycles>5</meta:editing-cycles>
    <meta:document-statistic meta:table-count="0" meta:image-count="0" meta:object-count="0" meta:page-count="1" meta:paragraph-count="17" meta:word-count="82" meta:character-count="1132" meta:non-whitespace-character-count="1067"/>
  </office:meta>
</office:document-meta>
</file>